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64cm"/>
    </style:style>
    <style:style style:name="co2" style:family="table-column">
      <style:table-column-properties fo:break-before="auto" style:column-width="21.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évén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Google+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apec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popol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à définir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heures d'arrivée et de dépar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assword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ersonal not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opportunité : nombre d'opportunité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candidature: nombre de candidature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 entretien: nombre d'entretien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Nouvelle proposition: nombre de propositions à obtenir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e l'entretien à veni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site à mettre à jou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contact à recontacte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Fin de période : message pour signaler d'aller regarder les objectifs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Période : signaler qu'il est possible d'obtenir ses résultats par mail 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uveau compte</text:p>
          </table:table-cell>
          <table:table-cell office:value-type="string" calcext:value-type="string">
            <text:p>créer automatiquement des liens vers des sites d'emploi connu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page d'agenda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page principale : paramétrer le rappel par mail : OUI/NON, et délai en jours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Rappeler un contact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 : lie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3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/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contacts demandés et confirmés + autorisation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demandes de contact et permet d'autoriser/refus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mpecher d'ajouter des contact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opportunités d'un contact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documents d'un contact</text:p>
          </table:table-cell>
          <table:table-cell/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contacts externes d'un contact</text:p>
          </table:table-cell>
          <table:table-cell/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Pouvoir être notifié en cas de de changement chez un contact</text:p>
          </table:table-cell>
          <table:table-cell/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cha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3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etes htt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sélectionner le lieu et les mots-clé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faire tourner en auto tous les X jours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transformer en opportunité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proposer un compte payant</text:p>
          </table:table-cell>
          <table:table-cell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supprimer la pub en compte payant</text:p>
          </table:table-cell>
          <table:table-cell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limiter les docs (10), opportunités (100), contacts (200). Débloquer en compte paya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création d'un compte type « recruteur »</text:p>
          </table:table-cell>
          <table:table-cell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Proposer une recherche de profils payante (par nombre de profils) – filtrer par pertinence + proposer de filtrer par activité du comp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création d'un compte type «coach»</text:p>
          </table:table-cell>
          <table:table-cell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Suivi gratuit limité à 3 – suivi payant pour plus de profils – Paiement au nombre de comptes</text:p>
          </table:table-cell>
          <table:table-cell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Etre averti par mail des changements des chercheurs d'emploi, si accepté</text:p>
          </table:table-cell>
          <table:table-cell/>
        </table:table-row>
        <table:table-row table:style-name="ro1" table:number-rows-repeated="10484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 style:data-style-name="N2" text:time-value="22:09:25.760588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2.3.3$Linux_X86_64 LibreOffice_project/420m0$Build-3</meta:generator>
    <dc:date>2014-06-25T22:57:18.623956935</dc:date>
    <meta:editing-duration>P2DT21H13S</meta:editing-duration>
    <meta:editing-cycles>40</meta:editing-cycles>
    <meta:document-statistic meta:table-count="3" meta:cell-count="228" meta:object-count="0"/>
  </office:meta>
</office:document-meta>
</file>